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a41e22" fo:min-height="0.712cm" fo:padding-top="0.254cm" fo:padding-bottom="0.254cm"/>
    </style:style>
    <style:style style:name="gr2" style:family="graphic" style:parent-style-name="standard">
      <style:graphic-properties draw:stroke="none" svg:stroke-color="#000000" draw:fill="solid" draw:fill-color="#a41e22" fo:min-height="1.423cm" fo:padding-top="0.254cm" fo:padding-bottom="0.254cm"/>
    </style:style>
    <style:style style:name="gr3" style:family="graphic" style:parent-style-name="standard">
      <style:graphic-properties draw:stroke="none" svg:stroke-color="#000000" draw:fill="solid" draw:fill-color="#99ff66" fo:min-height="0.712cm" fo:padding-top="0.254cm" fo:padding-bottom="0.254cm"/>
    </style:style>
    <style:style style:name="gr4" style:family="graphic" style:parent-style-name="standard">
      <style:graphic-properties draw:stroke="none" svg:stroke-color="#000000" draw:fill="solid" draw:fill-color="#99ff66" fo:min-height="1.423cm" fo:padding-top="0.254cm" fo:padding-bottom="0.254cm"/>
    </style:style>
    <style:style style:name="gr5" style:family="graphic" style:parent-style-name="standard">
      <style:graphic-properties draw:stroke="none" svg:stroke-color="#000000" draw:fill="solid" draw:fill-color="#99ff66" fo:min-height="0.788cm" fo:padding-top="0.254cm" fo:padding-bottom="0.25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41e22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99ff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.699cm" svg:height="1.22cm" svg:x="11.414cm" svg:y="1.558cm">
          <draw:text-box>
            <text:p text:style-name="P1"><text:span text:style-name="T1">Instance</text:span></text:p>
          </draw:text-box>
        </draw:frame>
        <draw:frame draw:style-name="gr2" draw:text-style-name="P2" xml:id="id2" draw:id="id2" draw:layer="layout" svg:width="4.699cm" svg:height="1.931cm" svg:x="18.399cm" svg:y="4.429cm">
          <draw:text-box>
            <text:p text:style-name="P1"><text:span text:style-name="T1">Physical Device</text:span></text:p>
          </draw:text-box>
        </draw:frame>
        <draw:frame draw:style-name="gr1" draw:text-style-name="P2" xml:id="id3" draw:id="id3" draw:layer="layout" svg:width="4.699cm" svg:height="1.22cm" svg:x="5.953cm" svg:y="4.429cm">
          <draw:text-box>
            <text:p text:style-name="P1"><text:span text:style-name="T1">Surface</text:span></text:p>
          </draw:text-box>
        </draw:frame>
        <draw:frame draw:style-name="gr2" draw:text-style-name="P2" xml:id="id5" draw:id="id5" draw:layer="layout" svg:width="3.302cm" svg:height="1.931cm" svg:x="12.684cm" svg:y="5.064cm">
          <draw:text-box>
            <text:p text:style-name="P1"><text:span text:style-name="T1">Present Modes</text:span></text:p>
          </draw:text-box>
        </draw:frame>
        <draw:frame draw:style-name="gr2" draw:text-style-name="P2" xml:id="id6" draw:id="id6" draw:layer="layout" svg:width="3.302cm" svg:height="1.931cm" svg:x="22.844cm" svg:y="8.213cm">
          <draw:text-box>
            <text:p text:style-name="P1"><text:span text:style-name="T1">Family</text:span></text:p>
            <text:p text:style-name="P1"><text:span text:style-name="T1">Queue</text:span></text:p>
          </draw:text-box>
        </draw:frame>
        <draw:frame draw:style-name="gr3" draw:text-style-name="P3" xml:id="id7" draw:id="id7" draw:layer="layout" svg:width="3.175cm" svg:height="1.22cm" svg:x="23.344cm" svg:y="12.557cm">
          <draw:text-box>
            <text:p text:style-name="P1"><text:span text:style-name="T1">Queues</text:span></text:p>
          </draw:text-box>
        </draw:frame>
        <draw:frame draw:style-name="gr1" draw:text-style-name="P2" xml:id="id9" draw:id="id9" draw:layer="layout" svg:width="4.699cm" svg:height="1.22cm" svg:x="12.811cm" svg:y="10.202cm">
          <draw:text-box>
            <text:p text:style-name="P1"><text:span text:style-name="T1">Device</text:span></text:p>
          </draw:text-box>
        </draw:frame>
        <draw:frame draw:style-name="gr4" draw:text-style-name="P3" xml:id="id10" draw:id="id10" draw:layer="layout" svg:width="3.81cm" svg:height="1.931cm" svg:x="18.772cm" svg:y="13.674cm">
          <draw:text-box>
            <text:p text:style-name="P1"><text:span text:style-name="T1">Command</text:span></text:p>
            <text:p text:style-name="P1"><text:span text:style-name="T1">Pool</text:span></text:p>
          </draw:text-box>
        </draw:frame>
        <draw:frame draw:style-name="gr4" draw:text-style-name="P3" xml:id="id19" draw:id="id19" draw:layer="layout" svg:width="3.937cm" svg:height="1.931cm" svg:x="20.177cm" svg:y="17.484cm">
          <draw:text-box>
            <text:p text:style-name="P1"><text:span text:style-name="T1">Command</text:span></text:p>
            <text:p text:style-name="P1"><text:span text:style-name="T1">Buffers</text:span></text:p>
          </draw:text-box>
        </draw:frame>
        <draw:frame draw:style-name="gr3" draw:text-style-name="P3" xml:id="id11" draw:id="id11" draw:layer="layout" svg:width="2.667cm" svg:height="1.22cm" svg:x="15.524cm" svg:y="13.7cm">
          <draw:text-box>
            <text:p text:style-name="P1"><text:span text:style-name="T1">Shader</text:span></text:p>
          </draw:text-box>
        </draw:frame>
        <draw:frame draw:style-name="gr3" draw:text-style-name="P3" xml:id="id16" draw:id="id16" draw:layer="layout" svg:width="3.302cm" svg:height="1.22cm" svg:x="9.255cm" svg:y="19.034cm">
          <draw:text-box>
            <text:p text:style-name="P1"><text:span text:style-name="T1">Pipeline</text:span></text:p>
          </draw:text-box>
        </draw:frame>
        <draw:frame draw:style-name="gr3" draw:text-style-name="P3" xml:id="id12" draw:id="id12" draw:layer="layout" svg:width="4.064cm" svg:height="1.22cm" svg:x="11.006cm" svg:y="13.7cm">
          <draw:text-box>
            <text:p text:style-name="P1"><text:span text:style-name="T1">Semaphore</text:span></text:p>
          </draw:text-box>
        </draw:frame>
        <draw:frame draw:style-name="gr4" draw:text-style-name="P3" xml:id="id18" draw:id="id18" draw:layer="layout" svg:width="3.048cm" svg:height="1.931cm" svg:x="7.477cm" svg:y="14.874cm">
          <draw:text-box>
            <text:p text:style-name="P1"><text:span text:style-name="T1">Frame</text:span></text:p>
            <text:p text:style-name="P1"><text:span text:style-name="T1">Buffer</text:span></text:p>
          </draw:text-box>
        </draw:frame>
        <draw:frame draw:style-name="gr4" draw:text-style-name="P3" xml:id="id17" draw:id="id17" draw:layer="layout" svg:width="3.175cm" svg:height="1.931cm" svg:x="3.521cm" svg:y="13.674cm">
          <draw:text-box>
            <text:p text:style-name="P1"><text:span text:style-name="T1">Render</text:span></text:p>
            <text:p text:style-name="P1"><text:span text:style-name="T1">Pass</text:span></text:p>
          </draw:text-box>
        </draw:frame>
        <draw:frame draw:style-name="gr2" draw:text-style-name="P2" xml:id="id8" draw:id="id8" draw:layer="layout" svg:width="3.302cm" svg:height="1.931cm" svg:x="12.684cm" svg:y="7.604cm">
          <draw:text-box>
            <text:p text:style-name="P1"><text:span text:style-name="T1">Surface</text:span></text:p>
            <text:p text:style-name="P1"><text:span text:style-name="T1">Formats</text:span></text:p>
          </draw:text-box>
        </draw:frame>
        <draw:frame draw:style-name="gr2" draw:text-style-name="P2" xml:id="id4" draw:id="id4" draw:layer="layout" svg:width="3.302cm" svg:height="1.931cm" svg:x="1.381cm" svg:y="4.784cm">
          <draw:text-box>
            <text:p text:style-name="P1"><text:span text:style-name="T1">Surface</text:span></text:p>
            <text:p text:style-name="P1"><text:span text:style-name="T1">Caps</text:span></text:p>
          </draw:text-box>
        </draw:frame>
        <draw:frame draw:style-name="gr4" draw:text-style-name="P3" xml:id="id13" draw:id="id13" draw:layer="layout" svg:width="3.302cm" svg:height="1.931cm" svg:x="7.223cm" svg:y="10.753cm">
          <draw:text-box>
            <text:p text:style-name="P1"><text:span text:style-name="T1">Swap</text:span></text:p>
            <text:p text:style-name="P1"><text:span text:style-name="T1">Chain</text:span></text:p>
          </draw:text-box>
        </draw:frame>
        <draw:frame draw:style-name="gr5" draw:text-style-name="P3" xml:id="id14" draw:id="id14" draw:layer="layout" svg:width="3.302cm" svg:height="1.296cm" svg:x="2.905cm" svg:y="11.434cm">
          <draw:text-box>
            <text:p text:style-name="P1"><text:span text:style-name="T1">Images</text:span></text:p>
          </draw:text-box>
        </draw:frame>
        <draw:frame draw:style-name="gr4" draw:text-style-name="P3" xml:id="id15" draw:id="id15" draw:layer="layout" svg:width="3.302cm" svg:height="1.931cm" svg:x="1.508cm" svg:y="16.621cm">
          <draw:text-box>
            <text:p text:style-name="P1"><text:span text:style-name="T1">Image</text:span></text:p>
            <text:p text:style-name="P1"><text:span text:style-name="T1">Views</text:span></text:p>
          </draw:text-box>
        </draw:frame>
        <draw:connector draw:style-name="gr6" draw:text-style-name="P4" draw:layer="layout" svg:x1="13.763cm" svg:y1="2.778cm" svg:x2="20.748cm" svg:y2="4.429cm" draw:start-shape="id1" draw:start-glue-point="2" draw:end-shape="id2" svg:d="M13763 2778v826h6985v825" svg:viewBox="0 0 6986 1652">
          <text:p/>
        </draw:connector>
        <draw:connector draw:style-name="gr6" draw:text-style-name="P4" draw:layer="layout" svg:x1="13.763cm" svg:y1="2.778cm" svg:x2="8.302cm" svg:y2="4.429cm" draw:start-shape="id1" draw:start-glue-point="2" draw:end-shape="id3" draw:end-glue-point="0" svg:d="M13763 2778v826h-5461v825" svg:viewBox="0 0 5462 1652">
          <text:p/>
        </draw:connector>
        <draw:connector draw:style-name="gr6" draw:text-style-name="P4" draw:layer="layout" svg:x1="5.953cm" svg:y1="5.039cm" svg:x2="4.683cm" svg:y2="5.749cm" draw:start-shape="id3" draw:start-glue-point="3" draw:end-shape="id4" svg:d="M5953 5039h-635v710h-635" svg:viewBox="0 0 1271 711">
          <text:p/>
        </draw:connector>
        <draw:connector draw:style-name="gr6" draw:text-style-name="P4" draw:layer="layout" svg:x1="10.652cm" svg:y1="5.039cm" svg:x2="12.684cm" svg:y2="6.029cm" draw:start-shape="id3" draw:start-glue-point="1" draw:end-shape="id5" draw:end-glue-point="3" svg:d="M10652 5039h1016v990h1016" svg:viewBox="0 0 2033 991">
          <text:p/>
        </draw:connector>
        <draw:connector draw:style-name="gr6" draw:text-style-name="P4" draw:layer="layout" svg:x1="18.399cm" svg:y1="5.394cm" svg:x2="15.986cm" svg:y2="6.029cm" draw:start-shape="id2" draw:end-shape="id5" draw:end-glue-point="1" svg:d="M18399 5394h-1206v635h-1207" svg:viewBox="0 0 2414 636">
          <text:p/>
        </draw:connector>
        <draw:connector draw:style-name="gr6" draw:text-style-name="P4" draw:layer="layout" svg:x1="23.098cm" svg:y1="5.394cm" svg:x2="24.495cm" svg:y2="8.213cm" draw:start-shape="id2" draw:start-glue-point="1" draw:end-shape="id6" svg:d="M23098 5394h1397v2819" svg:viewBox="0 0 1398 2820">
          <text:p/>
        </draw:connector>
        <draw:connector draw:style-name="gr6" draw:text-style-name="P4" draw:layer="layout" svg:x1="24.495cm" svg:y1="10.144cm" svg:x2="24.931cm" svg:y2="12.557cm" draw:start-shape="id6" draw:end-shape="id7" svg:d="M24495 10144v1207h436v1206" svg:viewBox="0 0 437 2414">
          <text:p/>
        </draw:connector>
        <draw:connector draw:style-name="gr6" draw:text-style-name="P4" draw:layer="layout" svg:x1="18.399cm" svg:y1="5.394cm" svg:x2="15.986cm" svg:y2="8.569cm" draw:start-shape="id2" draw:end-shape="id8" svg:d="M18399 5394h-1206v3175h-1207" svg:viewBox="0 0 2414 3176">
          <text:p/>
        </draw:connector>
        <draw:connector draw:style-name="gr6" draw:text-style-name="P4" draw:layer="layout" svg:x1="10.652cm" svg:y1="5.039cm" svg:x2="12.684cm" svg:y2="8.569cm" draw:start-shape="id3" draw:start-glue-point="1" draw:end-shape="id8" svg:d="M10652 5039h1016v3530h1016" svg:viewBox="0 0 2033 3531">
          <text:p/>
        </draw:connector>
        <draw:connector draw:style-name="gr6" draw:text-style-name="P4" draw:layer="layout" svg:x1="20.748cm" svg:y1="6.36cm" svg:x2="17.51cm" svg:y2="10.812cm" draw:start-shape="id2" draw:start-glue-point="2" draw:end-shape="id9" draw:end-glue-point="1" svg:d="M20748 6360v4452h-3238" svg:viewBox="0 0 3239 4453">
          <text:p/>
        </draw:connector>
        <draw:connector draw:style-name="gr6" draw:text-style-name="P4" draw:layer="layout" draw:line-skew="0.39cm" svg:x1="15.16cm" svg:y1="11.422cm" svg:x2="20.677cm" svg:y2="13.674cm" draw:start-shape="id9" draw:end-shape="id10" draw:end-glue-point="0" svg:d="M15160 11422v1516h5517v736" svg:viewBox="0 0 5518 2253">
          <text:p/>
        </draw:connector>
        <draw:connector draw:style-name="gr6" draw:text-style-name="P4" draw:layer="layout" draw:line-skew="0.377cm" svg:x1="15.16cm" svg:y1="11.422cm" svg:x2="16.857cm" svg:y2="13.7cm" draw:start-shape="id9" draw:end-shape="id11" draw:end-glue-point="0" svg:d="M15160 11422v1516h1697v762" svg:viewBox="0 0 1698 2279">
          <text:p/>
        </draw:connector>
        <draw:connector draw:style-name="gr6" draw:text-style-name="P4" draw:layer="layout" draw:line-skew="0.377cm" svg:x1="15.16cm" svg:y1="11.422cm" svg:x2="13.038cm" svg:y2="13.7cm" draw:start-shape="id9" draw:start-glue-point="2" draw:end-shape="id12" draw:end-glue-point="0" svg:d="M15160 11422v1516h-2122v762" svg:viewBox="0 0 2123 2279">
          <text:p/>
        </draw:connector>
        <draw:connector draw:style-name="gr6" draw:text-style-name="P4" draw:layer="layout" svg:x1="12.811cm" svg:y1="10.812cm" svg:x2="10.525cm" svg:y2="11.718cm" draw:start-shape="id9" draw:start-glue-point="3" draw:end-shape="id13" svg:d="M12811 10812h-1143v906h-1143" svg:viewBox="0 0 2287 907">
          <text:p/>
        </draw:connector>
        <draw:connector draw:style-name="gr6" draw:text-style-name="P4" draw:layer="layout" svg:x1="8.302cm" svg:y1="5.649cm" svg:x2="8.874cm" svg:y2="10.753cm" draw:start-shape="id3" draw:start-glue-point="2" draw:end-shape="id13" draw:end-glue-point="0" svg:d="M8302 5649v2552h572v2552" svg:viewBox="0 0 573 5105">
          <text:p/>
        </draw:connector>
        <draw:connector draw:style-name="gr6" draw:text-style-name="P4" draw:layer="layout" svg:x1="7.223cm" svg:y1="11.718cm" svg:x2="6.207cm" svg:y2="12.082cm" draw:start-shape="id13" draw:start-glue-point="3" draw:end-shape="id14" draw:end-glue-point="1" svg:d="M7223 11718h-508v364h-508" svg:viewBox="0 0 1017 365">
          <text:p/>
        </draw:connector>
        <draw:connector draw:style-name="gr6" draw:text-style-name="P4" draw:layer="layout" svg:x1="2.905cm" svg:y1="12.082cm" svg:x2="1.508cm" svg:y2="17.586cm" draw:start-shape="id14" draw:end-shape="id15" draw:end-glue-point="3" svg:d="M2905 12082h-1897v5504h500" svg:viewBox="0 0 1898 5505">
          <text:p/>
        </draw:connector>
        <draw:connector draw:style-name="gr6" draw:text-style-name="P4" draw:layer="layout" svg:x1="4.81cm" svg:y1="17.586cm" svg:x2="9.255cm" svg:y2="19.644cm" draw:start-shape="id15" draw:start-glue-point="1" draw:end-shape="id16" svg:d="M4810 17586h2223v2058h2222" svg:viewBox="0 0 4446 2059">
          <text:p/>
        </draw:connector>
        <draw:connector draw:style-name="gr6" draw:text-style-name="P4" draw:layer="layout" svg:x1="16.857cm" svg:y1="14.92cm" svg:x2="10.906cm" svg:y2="19.034cm" draw:start-shape="id11" draw:start-glue-point="2" draw:end-shape="id16" svg:d="M16857 14920v2057h-5951v2057" svg:viewBox="0 0 5952 4115">
          <text:p/>
        </draw:connector>
        <draw:connector draw:style-name="gr6" draw:text-style-name="P4" draw:layer="layout" svg:x1="5.108cm" svg:y1="15.605cm" svg:x2="10.906cm" svg:y2="19.034cm" draw:start-shape="id17" draw:end-shape="id16" draw:end-glue-point="0" svg:d="M5108 15605v1715h5798v1714" svg:viewBox="0 0 5799 3430">
          <text:p/>
        </draw:connector>
        <draw:connector draw:style-name="gr6" draw:text-style-name="P4" draw:layer="layout" draw:line-skew="-0.21cm" svg:x1="15.16cm" svg:y1="11.422cm" svg:x2="9.001cm" svg:y2="14.874cm" draw:start-shape="id9" draw:end-shape="id18" draw:end-glue-point="0" svg:d="M15160 11422v1516h-6159v1936" svg:viewBox="0 0 6160 3453">
          <text:p/>
        </draw:connector>
        <draw:connector draw:style-name="gr6" draw:text-style-name="P4" draw:layer="layout" svg:x1="6.696cm" svg:y1="14.639cm" svg:x2="7.477cm" svg:y2="15.839cm" draw:start-shape="id17" draw:start-glue-point="1" draw:end-shape="id18" draw:end-glue-point="3" svg:d="M6696 14639h391v1200h390" svg:viewBox="0 0 782 1201">
          <text:p/>
        </draw:connector>
        <draw:connector draw:style-name="gr6" draw:text-style-name="P4" draw:layer="layout" svg:x1="20.677cm" svg:y1="15.605cm" svg:x2="22.145cm" svg:y2="17.484cm" draw:start-shape="id10" draw:end-shape="id19" svg:d="M20677 15605v940h1468v939" svg:viewBox="0 0 1469 18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6-10-01T09:55:47.105371861</meta:creation-date>
    <dc:date>2016-11-11T12:23:16.916908064</dc:date>
    <dc:creator>Etay Meiri</dc:creator>
    <meta:editing-duration>P12DT23H46M18S</meta:editing-duration>
    <meta:editing-cycles>4</meta:editing-cycles>
    <meta:generator>LibreOffice/4.4.7.2$Linux_X86_64 LibreOffice_project/40$Build-2</meta:generator>
    <meta:document-statistic meta:object-count="42"/>
  </office:meta>
</office:document-meta>
</file>